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officeooo:paragraph-rsid="00018c82" style:font-size-asian="12pt" style:font-size-complex="12pt"/>
    </style:style>
    <style:style style:name="P2" style:family="paragraph" style:parent-style-name="Standard">
      <style:text-properties fo:color="#000000" style:font-name="Courier New" fo:font-size="12pt" officeooo:paragraph-rsid="00018c82" fo:background-color="#ffffff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page"/>
      <style:text-properties fo:color="#000000" style:font-name="Courier New" fo:font-size="12pt" fo:language="ru" fo:country="RU" officeooo:paragraph-rsid="00018c82" fo:background-color="#ffffff" style:font-size-asian="12pt" style:font-size-complex="12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page"/>
      <style:text-properties style:font-name="Times New Roman" fo:font-size="14pt" fo:language="ru" fo:country="RU" officeooo:paragraph-rsid="00018c82" style:font-size-asian="14pt" style:font-size-complex="14pt"/>
    </style:style>
    <style:style style:name="T1" style:family="text">
      <style:text-properties fo:color="#808080" style:font-name="Courier New" fo:font-size="12pt" officeooo:rsid="001d62af" fo:background-color="#ffffff" loext:char-shading-value="0" style:font-size-asian="12pt" style:font-size-complex="12pt"/>
    </style:style>
    <style:style style:name="T2" style:family="text">
      <style:text-properties fo:color="#808080" fo:background-color="#ffffff" loext:char-shading-value="0"/>
    </style:style>
    <style:style style:name="T3" style:family="text">
      <style:text-properties fo:color="#000000" style:font-name="Courier New" fo:font-size="12pt" fo:background-color="#ffffff" loext:char-shading-value="0" style:font-size-asian="12pt" style:font-size-complex="12pt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style:font-name="Times New Roman" fo:font-size="14pt" fo:language="ru" fo:country="RU" fo:background-color="#ffffff" loext:char-shading-value="0" style:font-size-asian="14pt" style:font-size-complex="14pt"/>
    </style:style>
    <style:style style:name="T6" style:family="text">
      <style:text-properties fo:color="#a31515" style:font-name="Courier New" fo:font-size="12pt" fo:background-color="#ffffff" loext:char-shading-value="0" style:font-size-asian="12pt" style:font-size-complex="12pt"/>
    </style:style>
    <style:style style:name="T7" style:family="text">
      <style:text-properties fo:color="#a31515" fo:background-color="#ffffff" loext:char-shading-value="0"/>
    </style:style>
    <style:style style:name="T8" style:family="text">
      <style:text-properties fo:color="#0000ff" fo:background-color="#ffffff" loext:char-shading-value="0"/>
    </style:style>
    <style:style style:name="T9" style:family="text">
      <style:text-properties fo:color="#2b91af" fo:background-color="#ffffff" loext:char-shading-value="0"/>
    </style:style>
    <style:style style:name="T10" style:family="text">
      <style:text-properties fo:color="#008080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Основной_20_шрифт_20_абзаца"><text:span text:style-name="T1">#include</text:span></text:span><text:span text:style-name="T3"> </text:span><text:span text:style-name="T6">"caesar.h"</text:span><text:span text:style-name="T3"> </text:span></text:p>
      <text:p text:style-name="P1"><text:span text:style-name="T2">#include</text:span><text:span text:style-name="T4"> </text:span><text:span text:style-name="T7">&lt;string&gt;</text:span><text:span text:style-name="T4"> </text:span></text:p>
      <text:p text:style-name="P1"><text:span text:style-name="T2">#include</text:span><text:span text:style-name="T4"> </text:span><text:span text:style-name="T7">&lt;iostream&gt;</text:span><text:span text:style-name="T4"> </text:span></text:p>
      <text:p text:style-name="P1"><text:span text:style-name="T8">using</text:span><text:span text:style-name="T4"> </text:span><text:span text:style-name="T8">namespace</text:span><text:span text:style-name="T4"> std;</text:span></text:p>
      <text:p text:style-name="P2"/>
      <text:p text:style-name="P2"/>
      <text:p text:style-name="P1"><text:span text:style-name="T9">string</text:span><text:span text:style-name="T4"> </text:span><text:span text:style-name="T9">Encode</text:span><text:span text:style-name="T4">::Encrypt(</text:span><text:span text:style-name="T8">const</text:span><text:span text:style-name="T4"> </text:span><text:span text:style-name="T9">string</text:span><text:span text:style-name="T4"> </text:span><text:span text:style-name="T2">Text</text:span><text:span text:style-name="T4">)</text:span></text:p>
      <text:p text:style-name="P2">{</text:p>
      <text:p text:style-name="P1"><text:span text:style-name="T4"><text:tab/>Encrypt_Error(</text:span><text:span text:style-name="T2">Text</text:span><text:span text:style-name="T4">);</text:span></text:p>
      <text:p text:style-name="P1"><text:span text:style-name="T4"><text:tab/></text:span><text:span text:style-name="T8">int</text:span><text:span text:style-name="T4"> i = 0;</text:span></text:p>
      <text:p text:style-name="P1"><text:span text:style-name="T4"><text:tab/>text </text:span><text:span text:style-name="T10">=</text:span><text:span text:style-name="T4"> Deleted(</text:span><text:span text:style-name="T2">Text</text:span><text:span text:style-name="T4">);</text:span></text:p>
      <text:p text:style-name="P1"><text:span text:style-name="T4"><text:tab/>text </text:span><text:span text:style-name="T10">=</text:span><text:span text:style-name="T4"> Up(text);</text:span></text:p>
      <text:p text:style-name="P1"><text:span text:style-name="T4"><text:tab/></text:span><text:span text:style-name="T8">while</text:span><text:span text:style-name="T4"> (text</text:span><text:span text:style-name="T10">[</text:span><text:span text:style-name="T4">i</text:span><text:span text:style-name="T10">]</text:span><text:span text:style-name="T4"> != </text:span><text:span text:style-name="T7">'\0'</text:span><text:span text:style-name="T4">)</text:span></text:p>
      <text:p text:style-name="P1"><text:span text:style-name="T4"><text:tab/>{</text:span></text:p>
      <text:p text:style-name="P1"><text:span text:style-name="T8">if</text:span><text:span text:style-name="T4"> (text</text:span><text:span text:style-name="T10">[</text:span><text:span text:style-name="T4">i</text:span><text:span text:style-name="T10">]</text:span><text:span text:style-name="T4"> + Key&gt;</text:span><text:span text:style-name="T7">'Z'</text:span><text:span text:style-name="T4">)</text:span></text:p>
      <text:p text:style-name="P1"><text:span text:style-name="T4"><text:tab/><text:tab/><text:tab/>text</text:span><text:span text:style-name="T10">[</text:span><text:span text:style-name="T4">i</text:span><text:span text:style-name="T10">]</text:span><text:span text:style-name="T4"> = text</text:span><text:span text:style-name="T10">[</text:span><text:span text:style-name="T4">i</text:span><text:span text:style-name="T10">]</text:span><text:span text:style-name="T4"> - (max - Key);</text:span></text:p>
      <text:p text:style-name="P1"><text:span text:style-name="T4"><text:tab/><text:tab/></text:span><text:span text:style-name="T8">else</text:span></text:p>
      <text:p text:style-name="P1"><text:span text:style-name="T4"><text:tab/><text:tab/><text:tab/>text</text:span><text:span text:style-name="T10">[</text:span><text:span text:style-name="T4">i</text:span><text:span text:style-name="T10">]</text:span><text:span text:style-name="T4"> = text</text:span><text:span text:style-name="T10">[</text:span><text:span text:style-name="T4">i</text:span><text:span text:style-name="T10">]</text:span><text:span text:style-name="T4"> + Key;</text:span></text:p>
      <text:p text:style-name="P2"><text:tab/><text:tab/>i++;</text:p>
      <text:p text:style-name="P2"><text:tab/>}</text:p>
      <text:p text:style-name="P1"><text:span text:style-name="T4"><text:tab/></text:span><text:span text:style-name="T8">return</text:span><text:span text:style-name="T4"> </text:span><text:span text:style-name="T9">string</text:span><text:span text:style-name="T4">(text);</text:span></text:p>
      <text:p text:style-name="P2">}</text:p>
      <text:p text:style-name="P2"/>
      <text:p text:style-name="P1"><text:span text:style-name="T9">string</text:span><text:span text:style-name="T4"> </text:span><text:span text:style-name="T9">Encode</text:span><text:span text:style-name="T4">::Decrypt(</text:span><text:span text:style-name="T8">const</text:span><text:span text:style-name="T4"> </text:span><text:span text:style-name="T9">string</text:span><text:span text:style-name="T4"> </text:span><text:span text:style-name="T2">Text</text:span><text:span text:style-name="T4">)</text:span></text:p>
      <text:p text:style-name="P2">{</text:p>
      <text:p text:style-name="P1"><text:span text:style-name="T4"><text:tab/>Decrypt_Error(</text:span><text:span text:style-name="T2">Text</text:span><text:span text:style-name="T4">);</text:span></text:p>
      <text:p text:style-name="P1"><text:span text:style-name="T4"><text:tab/></text:span><text:span text:style-name="T8">int</text:span><text:span text:style-name="T4"> i = 0;</text:span></text:p>
      <text:p text:style-name="P1"><text:span text:style-name="T4"><text:tab/>text </text:span><text:span text:style-name="T10">=</text:span><text:span text:style-name="T4"> </text:span><text:span text:style-name="T2">Text</text:span><text:span text:style-name="T4">;</text:span></text:p>
      <text:p text:style-name="P1"><text:span text:style-name="T4"><text:tab/></text:span><text:span text:style-name="T8">while</text:span><text:span text:style-name="T4"> (text</text:span><text:span text:style-name="T10">[</text:span><text:span text:style-name="T4">i</text:span><text:span text:style-name="T10">]</text:span><text:span text:style-name="T4"> != </text:span><text:span text:style-name="T7">'\0'</text:span><text:span text:style-name="T4">)</text:span></text:p>
      <text:p text:style-name="P2"><text:tab/>{</text:p>
      <text:p text:style-name="P1"><text:span text:style-name="T4"><text:tab/><text:tab/></text:span><text:span text:style-name="T8">if</text:span><text:span text:style-name="T4"> ((text</text:span><text:span text:style-name="T10">[</text:span><text:span text:style-name="T4">i</text:span><text:span text:style-name="T10">]</text:span><text:span text:style-name="T4"> - Key)&lt;</text:span><text:span text:style-name="T7">'A'</text:span><text:span text:style-name="T4">)</text:span></text:p>
      <text:p text:style-name="P1"><text:span text:style-name="T4"><text:tab/><text:tab/><text:tab/>text</text:span><text:span text:style-name="T10">[</text:span><text:span text:style-name="T4">i</text:span><text:span text:style-name="T10">]</text:span><text:span text:style-name="T4"> = text</text:span><text:span text:style-name="T10">[</text:span><text:span text:style-name="T4">i</text:span><text:span text:style-name="T10">]</text:span><text:span text:style-name="T4"> + (max - Key);</text:span></text:p>
      <text:p text:style-name="P1"><text:span text:style-name="T4"><text:tab/><text:tab/></text:span><text:span text:style-name="T8">else</text:span></text:p>
      <text:p text:style-name="P1"><text:span text:style-name="T4"><text:tab/><text:tab/><text:tab/>text</text:span><text:span text:style-name="T10">[</text:span><text:span text:style-name="T4">i</text:span><text:span text:style-name="T10">]</text:span><text:span text:style-name="T4"> = text</text:span><text:span text:style-name="T10">[</text:span><text:span text:style-name="T4">i</text:span><text:span text:style-name="T10">]</text:span><text:span text:style-name="T4"> - Key;</text:span></text:p>
      <text:p text:style-name="P2"><text:tab/><text:tab/>i++;</text:p>
      <text:p text:style-name="P2"><text:tab/>}</text:p>
      <text:p text:style-name="P1"><text:span text:style-name="T4"><text:tab/></text:span><text:span text:style-name="T8">return</text:span><text:span text:style-name="T4"> </text:span><text:span text:style-name="T9">string</text:span><text:span text:style-name="T4">(text);</text:span></text:p>
      <text:p text:style-name="P2">}</text:p>
      <text:p text:style-name="P2"/>
      <text:p text:style-name="P1"><text:span text:style-name="T8">void</text:span><text:span text:style-name="T4"> </text:span><text:span text:style-name="T9">Encode</text:span><text:span text:style-name="T4">::Encrypt_Error(</text:span><text:span text:style-name="T9">string</text:span><text:span text:style-name="T4"> </text:span><text:span text:style-name="T2">Text</text:span><text:span text:style-name="T4">)</text:span></text:p>
      <text:p text:style-name="P2">{</text:p>
      <text:p text:style-name="P1"><text:span text:style-name="T4"><text:tab/></text:span><text:span text:style-name="T8">int</text:span><text:span text:style-name="T4"> i = 0;</text:span></text:p>
      <text:p text:style-name="P1"><text:span text:style-name="T4"><text:tab/></text:span><text:span text:style-name="T8">while</text:span><text:span text:style-name="T4"> (</text:span><text:span text:style-name="T2">Text</text:span><text:span text:style-name="T10">[</text:span><text:span text:style-name="T4">i</text:span><text:span text:style-name="T10">]</text:span><text:span text:style-name="T4"> != </text:span><text:span text:style-name="T7">'\0'</text:span><text:span text:style-name="T4">)</text:span></text:p>
      <text:p text:style-name="P2"><text:tab/>{</text:p>
      <text:p text:style-name="P1"><text:span text:style-name="T4"><text:tab/><text:tab/></text:span><text:span text:style-name="T8">if</text:span><text:span text:style-name="T4"> ((</text:span><text:span text:style-name="T2">Text</text:span><text:span text:style-name="T10">[</text:span><text:span text:style-name="T4">i</text:span><text:span text:style-name="T10">]</text:span><text:span text:style-name="T4"> &gt;= </text:span><text:span text:style-name="T7">'0'</text:span><text:span text:style-name="T4">) &amp;&amp; (</text:span><text:span text:style-name="T2">Text</text:span><text:span text:style-name="T10">[</text:span><text:span text:style-name="T4">i</text:span><text:span text:style-name="T10">]</text:span><text:span text:style-name="T4"> &lt;= </text:span><text:span text:style-name="T7">'9'</text:span><text:span text:style-name="T4">))</text:span></text:p>
      <text:p text:style-name="P1"><text:span text:style-name="T4"><text:tab/><text:tab/><text:tab/></text:span><text:span text:style-name="T8">throw</text:span><text:span text:style-name="T4"> 2;</text:span></text:p>
      <text:p text:style-name="P2"><text:tab/><text:tab/>i++;</text:p>
      <text:p text:style-name="P2"><text:tab/>}</text:p>
      <text:p text:style-name="P2"><text:tab/>i = 0;</text:p>
      <text:p text:style-name="P1"><text:soft-page-break/><text:span text:style-name="T4"><text:tab/></text:span><text:span text:style-name="T8">while</text:span><text:span text:style-name="T4"> (</text:span><text:span text:style-name="T2">Text</text:span><text:span text:style-name="T10">[</text:span><text:span text:style-name="T4">i</text:span><text:span text:style-name="T10">]</text:span><text:span text:style-name="T4"> != </text:span><text:span text:style-name="T7">'\0'</text:span><text:span text:style-name="T4">)</text:span></text:p>
      <text:p text:style-name="P2"><text:tab/>{<text:tab/><text:tab/></text:p>
      <text:p text:style-name="P1"><text:span text:style-name="T8">if</text:span><text:span text:style-name="T4"> (((</text:span><text:span text:style-name="T2">Text</text:span><text:span text:style-name="T10">[</text:span><text:span text:style-name="T4">i</text:span><text:span text:style-name="T10">]</text:span><text:span text:style-name="T4"> &gt;= </text:span><text:span text:style-name="T7">'А'</text:span><text:span text:style-name="T4">) &amp;&amp; (</text:span><text:span text:style-name="T2">Text</text:span><text:span text:style-name="T10">[</text:span><text:span text:style-name="T4">i</text:span><text:span text:style-name="T10">]</text:span><text:span text:style-name="T4"> &lt;= </text:span><text:span text:style-name="T7">'я'</text:span><text:span text:style-name="T4">)) | (</text:span><text:span text:style-name="T2">Text</text:span><text:span text:style-name="T10">[</text:span><text:span text:style-name="T4">i</text:span><text:span text:style-name="T10">]</text:span><text:span text:style-name="T4"> &lt;= </text:span><text:span text:style-name="T7">'Ё'</text:span><text:span text:style-name="T4">) | (</text:span><text:span text:style-name="T2">Text</text:span><text:span text:style-name="T10">[</text:span><text:span text:style-name="T4">i</text:span><text:span text:style-name="T10">]</text:span><text:span text:style-name="T4"> &lt;= </text:span><text:span text:style-name="T7">'ё'</text:span><text:span text:style-name="T4">))</text:span></text:p>
      <text:p text:style-name="P1"><text:span text:style-name="T4"><text:tab/><text:tab/><text:tab/></text:span><text:span text:style-name="T8">throw</text:span><text:span text:style-name="T4"> 3;</text:span></text:p>
      <text:p text:style-name="P2"><text:tab/><text:tab/>i++;</text:p>
      <text:p text:style-name="P2"><text:tab/>}</text:p>
      <text:p text:style-name="P2">}</text:p>
      <text:p text:style-name="P2"/>
      <text:p text:style-name="P1"><text:span text:style-name="T8">void</text:span><text:span text:style-name="T4"> </text:span><text:span text:style-name="T9">Encode</text:span><text:span text:style-name="T4">::Decrypt_Error(</text:span><text:span text:style-name="T8">const</text:span><text:span text:style-name="T4"> </text:span><text:span text:style-name="T9">string</text:span><text:span text:style-name="T4"> </text:span><text:span text:style-name="T2">Text</text:span><text:span text:style-name="T4">)</text:span></text:p>
      <text:p text:style-name="P2">{</text:p>
      <text:p text:style-name="P1"><text:span text:style-name="T4"><text:tab/></text:span><text:span text:style-name="T8">int</text:span><text:span text:style-name="T4"> i = 0;</text:span></text:p>
      <text:p text:style-name="P1"><text:span text:style-name="T4"><text:tab/></text:span><text:span text:style-name="T8">while</text:span><text:span text:style-name="T4"> (</text:span><text:span text:style-name="T2">Text</text:span><text:span text:style-name="T10">[</text:span><text:span text:style-name="T4">i</text:span><text:span text:style-name="T10">]</text:span><text:span text:style-name="T4"> != </text:span><text:span text:style-name="T7">'\0'</text:span><text:span text:style-name="T4">)</text:span></text:p>
      <text:p text:style-name="P2"><text:tab/>{</text:p>
      <text:p text:style-name="P1"><text:span text:style-name="T4"><text:tab/><text:tab/></text:span><text:span text:style-name="T8">if</text:span><text:span text:style-name="T4"> ((</text:span><text:span text:style-name="T2">Text</text:span><text:span text:style-name="T10">[</text:span><text:span text:style-name="T4">i</text:span><text:span text:style-name="T10">]</text:span><text:span text:style-name="T4"> &gt;= </text:span><text:span text:style-name="T7">'A'</text:span><text:span text:style-name="T4">) &amp;&amp; (</text:span><text:span text:style-name="T2">Text</text:span><text:span text:style-name="T10">[</text:span><text:span text:style-name="T4">i</text:span><text:span text:style-name="T10">]</text:span><text:span text:style-name="T4"> &lt;= </text:span><text:span text:style-name="T7">'Z'</text:span><text:span text:style-name="T4">))</text:span></text:p>
      <text:p text:style-name="P2"><text:tab/><text:tab/>{</text:p>
      <text:p text:style-name="P2"><text:tab/><text:tab/>}</text:p>
      <text:p text:style-name="P1"><text:span text:style-name="T4"><text:tab/><text:tab/></text:span><text:span text:style-name="T8">else</text:span></text:p>
      <text:p text:style-name="P1"><text:span text:style-name="T4"><text:tab/><text:tab/><text:tab/></text:span><text:span text:style-name="T8">throw</text:span><text:span text:style-name="T4"> 4;</text:span></text:p>
      <text:p text:style-name="P2"><text:tab/><text:tab/>i++;</text:p>
      <text:p text:style-name="P2"><text:tab/>}</text:p>
      <text:p text:style-name="P2">}</text:p>
      <text:p text:style-name="P2"/>
      <text:p text:style-name="P1"><text:span text:style-name="T9">string</text:span><text:span text:style-name="T4"> </text:span><text:span text:style-name="T9">Encode</text:span><text:span text:style-name="T4">::Deleted(</text:span><text:span text:style-name="T9">string</text:span><text:span text:style-name="T4"> </text:span><text:span text:style-name="T2">Text</text:span><text:span text:style-name="T4">)</text:span></text:p>
      <text:p text:style-name="P2">{</text:p>
      <text:p text:style-name="P1"><text:span text:style-name="T4"><text:tab/></text:span><text:span text:style-name="T8">int</text:span><text:span text:style-name="T4"> i = 0;</text:span></text:p>
      <text:p text:style-name="P1"><text:span text:style-name="T4"><text:tab/>text </text:span><text:span text:style-name="T10">=</text:span><text:span text:style-name="T4"> </text:span><text:span text:style-name="T2">Text</text:span><text:span text:style-name="T4">;</text:span></text:p>
      <text:p text:style-name="P1"><text:span text:style-name="T4"><text:tab/></text:span><text:span text:style-name="T8">while</text:span><text:span text:style-name="T4"> (text</text:span><text:span text:style-name="T10">[</text:span><text:span text:style-name="T4">i</text:span><text:span text:style-name="T10">]</text:span><text:span text:style-name="T4"> != </text:span><text:span text:style-name="T7">'\0'</text:span><text:span text:style-name="T4">)</text:span></text:p>
      <text:p text:style-name="P2"><text:tab/>{</text:p>
      <text:p text:style-name="P1"><text:span text:style-name="T4"><text:tab/><text:tab/></text:span><text:span text:style-name="T8">if</text:span><text:span text:style-name="T4"> (((text</text:span><text:span text:style-name="T10">[</text:span><text:span text:style-name="T4">i</text:span><text:span text:style-name="T10">]</text:span><text:span text:style-name="T4"> &gt;= </text:span><text:span text:style-name="T7">'A'</text:span><text:span text:style-name="T4">) &amp;&amp; (text</text:span><text:span text:style-name="T10">[</text:span><text:span text:style-name="T4">i</text:span><text:span text:style-name="T10">]</text:span><text:span text:style-name="T4"> &lt;= </text:span><text:span text:style-name="T7">'Z'</text:span><text:span text:style-name="T4">)) | ((text</text:span><text:span text:style-name="T10">[</text:span><text:span text:style-name="T4">i</text:span><text:span text:style-name="T10">]</text:span><text:span text:style-name="T4"> &gt;= </text:span><text:span text:style-name="T7">'a'</text:span><text:span text:style-name="T4">) &amp;&amp; (text</text:span><text:span text:style-name="T10">[</text:span><text:span text:style-name="T4">i</text:span><text:span text:style-name="T10">]</text:span><text:span text:style-name="T4"> &lt;= </text:span><text:span text:style-name="T7">'z'</text:span><text:span text:style-name="T4">)))</text:span></text:p>
      <text:p text:style-name="P2"><text:tab/><text:tab/>{</text:p>
      <text:p text:style-name="P2"><text:tab/><text:tab/><text:tab/>i++;</text:p>
      <text:p text:style-name="P2"><text:tab/><text:tab/>}</text:p>
      <text:p text:style-name="P1"><text:span text:style-name="T4"><text:tab/><text:tab/></text:span><text:span text:style-name="T8">else</text:span></text:p>
      <text:p text:style-name="P2"><text:tab/><text:tab/>{</text:p>
      <text:p text:style-name="P1"><text:span text:style-name="T4"><text:tab/><text:tab/><text:tab/>text.erase(i, 1);</text:span></text:p>
      <text:p text:style-name="P2"><text:tab/>}</text:p>
      <text:p text:style-name="P2"><text:tab/>}</text:p>
      <text:p text:style-name="P1"><text:span text:style-name="T4"><text:tab/></text:span><text:span text:style-name="T8">return</text:span><text:span text:style-name="T4"> </text:span><text:span text:style-name="T9">string</text:span><text:span text:style-name="T4">(text);</text:span></text:p>
      <text:p text:style-name="P2">}</text:p>
      <text:p text:style-name="P2"/>
      <text:p text:style-name="P1"><text:span text:style-name="T9">string</text:span><text:span text:style-name="T4"> </text:span><text:span text:style-name="T9">Encode</text:span><text:span text:style-name="T4">::Up(</text:span><text:span text:style-name="T9">string</text:span><text:span text:style-name="T4"> </text:span><text:span text:style-name="T2">text</text:span><text:span text:style-name="T4">)</text:span></text:p>
      <text:p text:style-name="P2">{</text:p>
      <text:p text:style-name="P1"><text:span text:style-name="T4"><text:tab/></text:span><text:span text:style-name="T8">int</text:span><text:span text:style-name="T4"> i = 0;</text:span></text:p>
      <text:p text:style-name="P1"><text:span text:style-name="T4"><text:tab/></text:span><text:span text:style-name="T8">while</text:span><text:span text:style-name="T4"> (</text:span><text:span text:style-name="T2">text</text:span><text:span text:style-name="T10">[</text:span><text:span text:style-name="T4">i</text:span><text:span text:style-name="T10">]</text:span><text:span text:style-name="T4"> != </text:span><text:span text:style-name="T7">'\0'</text:span><text:span text:style-name="T4">)</text:span></text:p>
      <text:p text:style-name="P2"><text:tab/>{</text:p>
      <text:p text:style-name="P1"><text:span text:style-name="T4"><text:tab/><text:tab/></text:span><text:span text:style-name="T2">text</text:span><text:span text:style-name="T10">[</text:span><text:span text:style-name="T4">i</text:span><text:span text:style-name="T10">]</text:span><text:span text:style-name="T4"> = toupper(</text:span><text:span text:style-name="T2">text</text:span><text:span text:style-name="T10">[</text:span><text:span text:style-name="T4">i</text:span><text:span text:style-name="T10">]</text:span><text:span text:style-name="T4">);</text:span></text:p>
      <text:p text:style-name="P2"><text:tab/><text:tab/>i++;</text:p>
      <text:p text:style-name="P2"><text:soft-page-break/><text:tab/>}</text:p>
      <text:p text:style-name="P1"><text:span text:style-name="T4"><text:tab/></text:span><text:span text:style-name="T8">return</text:span><text:span text:style-name="T4"> </text:span><text:span text:style-name="T9">string</text:span><text:span text:style-name="T4">(</text:span><text:span text:style-name="T2">text</text:span><text:span text:style-name="T4">);</text:span>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 LibreOffice_project/8f48d515416608e3a835360314dac7e47fd0b821</meta:generator>
    <dc:date>2018-06-06T22:16:13.517000000</dc:date>
    <meta:editing-duration>PT13S</meta:editing-duration>
    <meta:editing-cycles>1</meta:editing-cycles>
    <meta:document-statistic meta:table-count="0" meta:image-count="0" meta:object-count="0" meta:page-count="3" meta:paragraph-count="92" meta:word-count="241" meta:character-count="1374" meta:non-whitespace-character-count="1114"/>
  </office:meta>
</office:document-meta>
</file>